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2200000253C80BFE8712ED31F2.jpg" manifest:media-type="image/jpeg"/>
  <manifest:file-entry manifest:full-path="Pictures/10000000000004880000028DC4471BB1AD50DCD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Segoe UI Semibold1" svg:font-family="'Segoe UI Semibold'"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2"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4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608cm"/>
    </style:style>
    <style:style style:name="gr4" style:family="graphic" style:parent-style-name="standard">
      <style:graphic-properties draw:stroke="none" svg:stroke-color="#000000" draw:fill="none" draw:fill-color="#ffffff" draw:auto-grow-height="true" draw:auto-grow-width="false" fo:max-height="0cm" fo:min-height="6.354cm"/>
    </style:style>
    <style:style style:name="gr5" style:family="graphic" style:parent-style-name="standard">
      <style:graphic-properties draw:stroke="none" svg:stroke-color="#000000" draw:fill="none" draw:fill-color="#ffffff" draw:auto-grow-height="true" draw:auto-grow-width="false" fo:max-height="0cm" fo:min-height="9.148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gr7" style:family="graphic" style:parent-style-name="standard">
      <style:graphic-properties draw:stroke="none" svg:stroke-color="#000000" draw:fill="none" draw:fill-color="#ffffff" draw:auto-grow-height="true" draw:auto-grow-width="false" fo:max-height="0cm" fo:min-height="6.013cm"/>
    </style:style>
    <style:style style:name="gr8" style:family="graphic" style:parent-style-name="standard">
      <style:graphic-properties draw:stroke="none" svg:stroke-color="#000000" draw:fill="none" draw:fill-color="#ffffff" draw:auto-grow-height="true" draw:auto-grow-width="false" fo:max-height="0cm" fo:min-height="7.624cm"/>
    </style:style>
    <style:style style:name="gr9" style:family="graphic" style:parent-style-name="standard">
      <style:graphic-properties draw:stroke="none" svg:stroke-color="#000000" draw:fill="none" draw:fill-color="#ffffff" draw:auto-grow-height="true" draw:auto-grow-width="false" fo:max-height="0cm" fo:min-height="3.706cm"/>
    </style:style>
    <style:style style:name="gr10"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text-properties fo:color="#000000" style:font-name="Segoe UI Semibold" fo:font-size="28pt" fo:text-shadow="none" style:font-size-asian="28pt" style:font-size-complex="28pt"/>
    </style:style>
    <style:style style:name="P2" style:family="paragraph">
      <loext:graphic-properties draw:fill="none" draw:fill-color="#ffffff"/>
      <style:paragraph-properties fo:margin-left="0cm" fo:margin-right="0cm" fo:text-align="center" fo:text-indent="0cm"/>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text-align="start" fo:text-indent="0cm"/>
      <style:text-properties fo:color="#000000" style:font-name="Segoe UI Semibold" fo:font-size="26pt" fo:font-style="italic" fo:text-shadow="none" style:font-style-asian="italic" style:font-style-complex="italic"/>
    </style:style>
    <style:style style:name="P5"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style:font-size-asian="26pt" style:font-style-asian="italic" style:font-size-complex="26pt" style:font-style-complex="italic"/>
    </style:style>
    <style:style style:name="P6" style:family="paragraph">
      <style:paragraph-properties fo:margin-left="0cm" fo:margin-right="0cm" fo:text-align="start" fo:text-indent="0cm"/>
      <style:text-properties fo:font-size="26pt"/>
    </style:style>
    <style:style style:name="P7" style:family="paragraph">
      <loext:graphic-properties draw:fill="none" draw:fill-color="#ffffff"/>
      <style:paragraph-properties fo:margin-left="0cm" fo:margin-right="0cm" fo:text-align="start" fo:text-indent="0cm"/>
      <style:text-properties fo:color="#ffffff" style:font-name="Segoe UI" fo:font-size="26pt" fo:text-shadow="1pt 1pt" style:font-size-asian="26pt" style:font-size-complex="26pt"/>
    </style:style>
    <style:style style:name="P8" style:family="paragraph">
      <style:paragraph-properties fo:margin-left="0.318cm" fo:margin-right="0cm" fo:text-indent="0cm"/>
      <style:text-properties fo:font-size="26pt"/>
    </style:style>
    <style:style style:name="P9" style:family="paragraph">
      <style:paragraph-properties fo:margin-left="0.318cm" fo:margin-right="0cm" fo:text-indent="-0.318cm"/>
      <style:text-properties fo:color="#000000" style:font-name="Segoe UI Semibold" fo:font-size="26pt" fo:font-style="italic" fo:text-shadow="none" fo:font-weight="bold" style:font-style-asian="italic" style:font-weight-asian="bold" style:font-style-complex="italic" style:font-weight-complex="bold"/>
    </style:style>
    <style:style style:name="P10" style:family="paragraph">
      <loext:graphic-properties draw:fill="none" draw:fill-color="#ffffff"/>
      <style:paragraph-properties fo:margin-left="0.318cm" fo:margin-right="0cm" fo:text-indent="-0.318cm"/>
      <style:text-properties fo:color="#000000" style:font-name="Segoe UI Semibold" fo:font-size="26pt" fo:font-style="italic" fo:text-shadow="none" fo:font-weight="bold" style:font-size-asian="26pt" style:font-style-asian="italic" style:font-weight-asian="bold" style:font-size-complex="26pt" style:font-style-complex="italic" style:font-weight-complex="bold"/>
    </style:style>
    <style:style style:name="P11" style:family="paragraph">
      <style:paragraph-properties fo:margin-left="0.318cm" fo:margin-right="0cm" fo:text-indent="-0.318cm"/>
      <style:text-properties fo:font-size="32pt" fo:font-style="italic" style:font-style-asian="italic" style:font-style-complex="italic"/>
    </style:style>
    <style:style style:name="P12" style:family="paragraph">
      <loext:graphic-properties draw:fill="none" draw:fill-color="#ffffff"/>
      <style:paragraph-properties fo:margin-left="0.318cm" fo:margin-right="0cm" fo:text-indent="-0.318cm"/>
      <style:text-properties fo:color="#ffffff" style:font-name="Segoe UI" fo:font-size="32pt" fo:font-style="italic" fo:text-shadow="1pt 1pt" style:font-size-asian="32pt" style:font-style-asian="italic" style:font-size-complex="32pt" style:font-style-complex="italic"/>
    </style:style>
    <style:style style:name="P13" style:family="paragraph">
      <style:paragraph-properties fo:margin-left="0.318cm" fo:margin-right="0cm" fo:text-indent="-0.318cm"/>
      <style:text-properties fo:color="#000000" style:font-name="Segoe UI Semibold" fo:font-size="32pt" fo:font-style="italic" fo:text-shadow="none" style:font-style-asian="italic" style:font-style-complex="italic"/>
    </style:style>
    <style:style style:name="P14" style:family="paragraph">
      <loext:graphic-properties draw:fill="none" draw:fill-color="#ffffff"/>
      <style:paragraph-properties fo:margin-left="0.318cm" fo:margin-right="0cm" fo:text-indent="-0.318cm"/>
      <style:text-properties fo:color="#000000" style:font-name="Segoe UI Semibold" fo:font-size="32pt" fo:font-style="italic" fo:text-shadow="none" style:font-size-asian="32pt" style:font-style-asian="italic" style:font-size-complex="32pt" style:font-style-complex="italic"/>
    </style:style>
    <style:style style:name="T1" style:family="text">
      <style:text-properties fo:color="#000000" style:font-name="Segoe UI Semibold"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4" style:family="text">
      <style:text-properties fo:color="#000000" style:font-name="Segoe UI Semibold" fo:font-size="32pt" fo:font-style="italic" fo:text-shadow="none" style:font-size-asian="32pt" style:font-style-asian="italic" style:font-size-complex="32pt" style:font-style-complex="italic"/>
    </style:style>
    <style:style style:name="T5" style:family="text">
      <style:text-properties fo:color="#000000" style:font-name="Segoe UI Semibold" fo:font-size="26pt" fo:font-style="italic" fo:text-shadow="none" style:font-size-asian="26pt" style:font-style-asian="italic" style:font-size-complex="26pt" style:font-style-complex="italic"/>
    </style:style>
    <style:style style:name="T6" style:family="text">
      <style:text-properties fo:font-variant="normal" fo:text-transform="none" fo:color="#ffffff" style:text-outline="false" style:text-line-through-style="none" style:text-line-through-type="none" style:text-position="super 58%" style:font-name="Segoe UI1" fo:font-size="32pt" fo:font-style="normal" fo:text-shadow="1pt 1pt" style:text-underline-style="none" fo:font-weight="normal" style:letter-kerning="true"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super 58%" style:font-name="Segoe UI Semibold" fo:font-size="32pt" fo:font-style="normal" fo:text-shadow="none" style:text-underline-style="none" fo:font-weight="normal" style:letter-kerning="true"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Segoe UI Semibold" fo:font-size="32pt" fo:font-style="normal" fo:text-shadow="none" style:text-underline-style="none" fo:font-weight="normal" style:letter-kerning="true"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9" style:family="text">
      <style:text-properties fo:color="#000000" style:text-position="0% 100%" style:font-name="Segoe UI Semibold" fo:font-size="32pt" fo:font-style="italic" fo:text-shadow="none" style:font-size-asian="32pt" style:font-style-asian="italic" style:font-size-complex="32pt" style:font-style-complex="italic"/>
    </style:style>
    <style:style style:name="T10" style:family="text">
      <style:text-properties fo:color="#ffffff" style:text-position="super 58%" style:font-name="Segoe UI1" fo:font-size="32pt" fo:text-shadow="1pt 1pt" style:font-size-asian="32pt" style:font-size-complex="32pt"/>
    </style:style>
    <style:style style:name="T11" style:family="text">
      <style:text-properties fo:color="#000000" style:text-position="super 58%"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12" style:family="text">
      <style:text-properties fo:color="#000000"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13"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bold" style:letter-kerning="true" style:font-name-asian="Microsoft YaHei" style:font-size-asian="32pt" style:font-style-asian="italic" style:font-weight-asian="bold" style:font-name-complex="Arial" style:font-size-complex="32pt" style:font-style-complex="italic"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bold" style:letter-kerning="true" style:font-name-asian="Microsoft YaHei" style:font-size-asian="32pt" style:font-style-asian="italic" style:font-weight-asian="bold" style:font-name-complex="Arial" style:font-size-complex="32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4cm" svg:height="3.063cm" svg:x="1.27cm" svg:y="0.256cm">
          <draw:text-box>
            <text:p text:style-name="P1"><text:span text:style-name="T1">HOLY GOSPEL</text:span></text:p>
            <text:p text:style-name="P1"><text:span text:style-name="T2">Luke 4:1–13</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0">
        <draw:frame draw:style-name="gr3" draw:text-style-name="P5" draw:layer="layout" svg:width="25.4cm" svg:height="6.858cm" svg:x="1.27cm" svg:y="0.508cm">
          <draw:text-box>
            <text:p text:style-name="P4"><text:span text:style-name="T3">1</text:span><text:span text:style-name="T4">Jesus, full of the Holy Spirit, returned from the Jordan and was led by the Spirit in the wilderness </text:span><text:span text:style-name="T3">2</text:span><text:span text:style-name="T4">for forty days, being tempted by the devil.</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Default" presentation:presentation-page-layout-name="AL1T0">
        <draw:frame draw:style-name="gr4" draw:text-style-name="P5" draw:layer="layout" svg:width="25.4cm" svg:height="6.604cm" svg:x="1.27cm" svg:y="0.508cm">
          <draw:text-box>
            <text:p text:style-name="P4"><text:span text:style-name="T4">And he ate nothing during those days. And when they were ended, he was hungry.</text:span></text:p>
            <text:p text:style-name="P4"><text:span text:style-name="T3">3</text:span><text:span text:style-name="T4">The devil said to him, “If you are the Son of God, command this stone to become bread.” </text:span><text:span text:style-name="T5"><text:s/></text:span></text:p>
          </draw:text-box>
        </draw:frame>
        <presentation:notes draw:style-name="dp5">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6" draw:master-page-name="Default" presentation:presentation-page-layout-name="AL1T0">
        <draw:frame draw:style-name="gr5" draw:text-style-name="P7" draw:layer="layout" svg:width="25.4cm" svg:height="9.398cm" svg:x="1.27cm" svg:y="0.508cm">
          <draw:text-box>
            <text:p text:style-name="P6"><text:span text:style-name="T6"><text:s/></text:span><text:span text:style-name="T7">4</text:span><text:span text:style-name="T8">And Jesus answered him, “It is written, ‘Man shall not live by bread alone.’” </text:span></text:p>
            <text:p text:style-name="P6"><text:span text:style-name="T3">5</text:span><text:span text:style-name="T9">And the devil took him up and showed him all the kingdoms of the world in a moment of time,</text:span><text:span text:style-name="T3"> 6</text:span><text:span text:style-name="T4">and said to him,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7" draw:master-page-name="Default" presentation:presentation-page-layout-name="AL1T0">
        <draw:frame draw:style-name="gr6" draw:text-style-name="P5" draw:layer="layout" svg:width="25.4cm" svg:height="7.766cm" svg:x="1.27cm" svg:y="0.508cm">
          <draw:text-box>
            <text:p text:style-name="P4"><text:span text:style-name="T4">“</text:span><text:span text:style-name="T4">To you I will give all this authority and their glory, for it has been delivered to me, and I give it to whom I will.</text:span></text:p>
          </draw:text-box>
        </draw:frame>
        <presentation:notes draw:style-name="dp5">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8" draw:master-page-name="Default" presentation:presentation-page-layout-name="AL1T0">
        <draw:frame draw:style-name="gr7" draw:text-style-name="P7" draw:layer="layout" svg:width="25.4cm" svg:height="6.263cm" svg:x="1.27cm" svg:y="0.508cm">
          <draw:text-box>
            <text:p text:style-name="P6"><text:span text:style-name="T10"><text:s/></text:span><text:span text:style-name="T3">7</text:span><text:span text:style-name="T9">If you, then, will worship me, it will all be yours.”</text:span><text:span text:style-name="T3"> 8</text:span><text:span text:style-name="T4">And Jesus answered him, </text:span></text:p>
            <text:p text:style-name="P8"><text:span text:style-name="T4">“</text:span><text:span text:style-name="T4">It is written, “‘You shall worship the Lord your God, and him only shall you serv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9" draw:master-page-name="Default" presentation:presentation-page-layout-name="AL1T0">
        <draw:frame draw:style-name="gr8" draw:text-style-name="P10" draw:layer="layout" svg:width="25.4cm" svg:height="7.874cm" svg:x="1.27cm" svg:y="0.254cm">
          <draw:text-box>
            <text:p text:style-name="P9"><text:span text:style-name="T11">9</text:span><text:span text:style-name="T12">And he took him to Jerusalem and set him on the pinnacle of the temple and said to him, “If you are the Son of God, throw yourself down from here,</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0" draw:master-page-name="Default" presentation:presentation-page-layout-name="AL1T0">
        <draw:frame draw:style-name="gr8" draw:text-style-name="P10" draw:layer="layout" svg:width="25.4cm" svg:height="7.874cm" svg:x="1.27cm" svg:y="0.508cm">
          <draw:text-box>
            <text:p text:style-name="P9"><text:span text:style-name="T13">10</text:span><text:span text:style-name="T14">for it is written, “‘He will command his angels concerning you, to guard you,’ </text:span><text:span text:style-name="T11">11</text:span><text:span text:style-name="T12">and “‘On their hands they will bear you up, lest you strike your foot against a stone.’”</text:span><text:span text:style-name="T12"> </text:span></text:p>
          </draw:text-box>
        </draw:frame>
        <presentation:notes draw:style-name="dp5">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1" draw:master-page-name="Default" presentation:presentation-page-layout-name="AL1T0">
        <draw:frame draw:style-name="gr9" draw:text-style-name="P12" draw:layer="layout" svg:width="25.4cm" svg:height="3.956cm" svg:x="1.524cm" svg:y="0.362cm">
          <draw:text-box>
            <text:p text:style-name="P11"><text:span text:style-name="T3">12</text:span><text:span text:style-name="T4">And Jesus answered him, “It is said, ‘You shall not put the Lord your God to the test.’”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2" draw:master-page-name="Default" presentation:presentation-page-layout-name="AL1T0">
        <draw:frame draw:style-name="gr10" draw:text-style-name="P14" draw:layer="layout" svg:width="25.4cm" svg:height="4.76cm" svg:x="1.27cm" svg:y="0.32cm">
          <draw:text-box>
            <text:p text:style-name="P13"><text:span text:style-name="T3">13</text:span><text:span text:style-name="T4">And when the devil had ended every temptation, he departed from him until an opportune time.</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Segoe UI Semibold1" svg:font-family="'Segoe UI Semibold'"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42200000253C80BFE8712ED31F2.jpg" xlink:type="simple" xlink:show="embed" xlink:actuate="onLoad"/>
    <draw:fill-image draw:name="Bitmap_20_10" draw:display-name="Bitmap 10" xlink:href="Pictures/100000000000042200000253C80BFE8712ED31F2.jpg" xlink:type="simple" xlink:show="embed" xlink:actuate="onLoad"/>
    <draw:fill-image draw:name="Bitmap_20_2" draw:display-name="Bitmap 2" xlink:href="Pictures/100000000000042200000253C80BFE8712ED31F2.jpg" xlink:type="simple" xlink:show="embed" xlink:actuate="onLoad"/>
    <draw:fill-image draw:name="Bitmap_20_3" draw:display-name="Bitmap 3" xlink:href="Pictures/100000000000042200000253C80BFE8712ED31F2.jpg" xlink:type="simple" xlink:show="embed" xlink:actuate="onLoad"/>
    <draw:fill-image draw:name="Bitmap_20_4" draw:display-name="Bitmap 4" xlink:href="Pictures/100000000000042200000253C80BFE8712ED31F2.jpg" xlink:type="simple" xlink:show="embed" xlink:actuate="onLoad"/>
    <draw:fill-image draw:name="Bitmap_20_5" draw:display-name="Bitmap 5" xlink:href="Pictures/100000000000042200000253C80BFE8712ED31F2.jpg" xlink:type="simple" xlink:show="embed" xlink:actuate="onLoad"/>
    <draw:fill-image draw:name="Bitmap_20_6" draw:display-name="Bitmap 6" xlink:href="Pictures/100000000000042200000253C80BFE8712ED31F2.jpg" xlink:type="simple" xlink:show="embed" xlink:actuate="onLoad"/>
    <draw:fill-image draw:name="Bitmap_20_7" draw:display-name="Bitmap 7" xlink:href="Pictures/100000000000042200000253C80BFE8712ED31F2.jpg" xlink:type="simple" xlink:show="embed" xlink:actuate="onLoad"/>
    <draw:fill-image draw:name="Bitmap_20_8" draw:display-name="Bitmap 8" xlink:href="Pictures/100000000000042200000253C80BFE8712ED31F2.jpg" xlink:type="simple" xlink:show="embed" xlink:actuate="onLoad"/>
    <draw:fill-image draw:name="Bitmap_20_9" draw:display-name="Bitmap 9" xlink:href="Pictures/100000000000042200000253C80BFE8712ED31F2.jpg" xlink:type="simple" xlink:show="embed" xlink:actuate="onLoad"/>
    <draw:fill-image draw:name="background" xlink:href="Pictures/10000000000004880000028DC4471BB1AD50DCD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2</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3T10:19:20.282000000</meta:creation-date>
    <dc:date>2019-03-07T16:35:52.910000000</dc:date>
    <meta:editing-duration>PT15M10S</meta:editing-duration>
    <meta:editing-cycles>7</meta:editing-cycles>
    <meta:generator>LibreOffice/6.1.5.2$Windows_X86_64 LibreOffice_project/90f8dcf33c87b3705e78202e3df5142b201bd805</meta:generator>
    <meta:document-statistic meta:object-count="51"/>
  </office:meta>
</office:document-meta>
</file>